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23f8" officeooo:paragraph-rsid="000923f8"/>
    </style:style>
    <style:style style:name="T1" style:family="text">
      <style:text-properties officeooo:rsid="00092e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aaaaa 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6:13:59.242301395</meta:creation-date>
    <dc:date>2024-02-20T16:30:13.442891880</dc:date>
    <meta:editing-duration>PT11M3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12" meta:non-whitespace-character-count="9"/>
  </office:meta>
</office:document-meta>
</file>